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Open Sans" fo:font-size="21pt" officeooo:rsid="001d5d92" officeooo:paragraph-rsid="003b00b6"/>
    </style:style>
    <style:style style:name="P2" style:family="paragraph" style:parent-style-name="Standard">
      <style:paragraph-properties style:writing-mode="lr-tb"/>
      <style:text-properties style:font-name="Open Sans" fo:font-size="21pt" officeooo:rsid="00274d89" officeooo:paragraph-rsid="00274d89"/>
    </style:style>
    <style:style style:name="P3" style:family="paragraph" style:parent-style-name="Standard">
      <style:paragraph-properties style:writing-mode="lr-tb"/>
      <style:text-properties style:font-name="Open Sans" fo:font-size="21pt" fo:font-weight="bold" officeooo:rsid="00379d56" officeooo:paragraph-rsid="00379d56" style:font-weight-asian="bold" style:font-weight-complex="bold"/>
    </style:style>
    <style:style style:name="P4" style:family="paragraph" style:parent-style-name="Standard">
      <style:paragraph-properties style:writing-mode="lr-tb"/>
      <style:text-properties style:font-name="Open Sans" fo:font-size="21pt" fo:font-weight="bold" officeooo:rsid="003d2c44" officeooo:paragraph-rsid="003d2c44" style:font-weight-asian="bold" style:font-weight-complex="bold"/>
    </style:style>
    <style:style style:name="P5" style:family="paragraph" style:parent-style-name="Standard">
      <style:paragraph-properties style:writing-mode="lr-tb"/>
      <style:text-properties style:font-name="Open Sans" fo:font-size="21pt" fo:font-style="normal" fo:font-weight="bold" officeooo:rsid="00379d56" officeooo:paragraph-rsid="00379d56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style:writing-mode="lr-tb"/>
      <style:text-properties style:font-name="Open Sans" fo:font-size="21pt" fo:font-style="normal" officeooo:rsid="00219410" officeooo:paragraph-rsid="00219410" style:font-style-asian="normal" style:font-style-complex="normal"/>
    </style:style>
    <style:style style:name="P7" style:family="paragraph" style:parent-style-name="Standard">
      <style:paragraph-properties style:writing-mode="lr-tb"/>
      <style:text-properties style:font-name="Open Sans" fo:font-size="21pt" officeooo:rsid="003b00b6" officeooo:paragraph-rsid="003b00b6"/>
    </style:style>
    <style:style style:name="P8" style:family="paragraph" style:parent-style-name="Standard">
      <style:paragraph-properties style:writing-mode="lr-tb"/>
      <style:text-properties style:font-name="Open Sans" fo:font-size="10.5pt" officeooo:rsid="0014b375"/>
    </style:style>
    <style:style style:name="P9" style:family="paragraph" style:parent-style-name="Standard">
      <style:paragraph-properties style:writing-mode="lr-tb"/>
      <style:text-properties style:font-name="Open Sans" fo:font-size="10.5pt" officeooo:rsid="0034c690" officeooo:paragraph-rsid="0034c690" style:font-size-asian="9.14999961853027pt" style:font-size-complex="10.5pt"/>
    </style:style>
    <style:style style:name="P10" style:family="paragraph" style:parent-style-name="Standard">
      <style:paragraph-properties style:writing-mode="lr-tb"/>
      <style:text-properties style:font-name="Open Sans" fo:font-size="10.5pt" officeooo:rsid="0035b94d" officeooo:paragraph-rsid="003b00b6" style:font-size-asian="9.14999961853027pt" style:font-size-complex="10.5pt"/>
    </style:style>
    <style:style style:name="P11" style:family="paragraph" style:parent-style-name="Standard">
      <style:paragraph-properties style:writing-mode="lr-tb"/>
      <style:text-properties style:font-name="Open Sans" fo:font-size="10.5pt" officeooo:rsid="003b00b6" officeooo:paragraph-rsid="003b00b6" style:font-size-asian="9.14999961853027pt" style:font-size-complex="10.5pt"/>
    </style:style>
    <style:style style:name="P12" style:family="paragraph" style:parent-style-name="Standard">
      <style:paragraph-properties style:writing-mode="lr-tb"/>
      <style:text-properties style:font-name="Open Sans" fo:font-size="10.5pt" officeooo:paragraph-rsid="003b00b6" style:font-size-asian="9.14999961853027pt" style:font-size-complex="10.5pt"/>
    </style:style>
    <style:style style:name="P13" style:family="paragraph" style:parent-style-name="Standard">
      <style:paragraph-properties style:writing-mode="lr-tb"/>
      <style:text-properties style:font-name="Open Sans" fo:font-size="10.5pt" officeooo:rsid="0035b94d" officeooo:paragraph-rsid="0035b94d"/>
    </style:style>
    <style:style style:name="P14" style:family="paragraph" style:parent-style-name="Standard">
      <style:paragraph-properties style:writing-mode="lr-tb"/>
      <style:text-properties style:font-name="Open Sans" fo:font-size="10.5pt" officeooo:rsid="0035b94d" officeooo:paragraph-rsid="003b00b6"/>
    </style:style>
    <style:style style:name="P15" style:family="paragraph" style:parent-style-name="Standard">
      <style:paragraph-properties style:writing-mode="lr-tb"/>
      <style:text-properties style:font-name="Open Sans" fo:font-size="10.5pt" officeooo:rsid="0014b375" style:font-size-asian="10.5pt" style:font-size-complex="10.5pt"/>
    </style:style>
    <style:style style:name="P16" style:family="paragraph" style:parent-style-name="Standard">
      <style:paragraph-properties style:writing-mode="lr-tb"/>
      <style:text-properties style:font-name="Open Sans" fo:font-size="10.5pt" fo:font-style="normal" officeooo:rsid="00379d56" officeooo:paragraph-rsid="00379d56" style:font-size-asian="10.5pt" style:font-style-asian="normal" style:font-size-complex="10.5pt" style:font-style-complex="normal"/>
    </style:style>
    <style:style style:name="P17" style:family="paragraph" style:parent-style-name="Standard">
      <style:paragraph-properties style:writing-mode="lr-tb"/>
      <style:text-properties style:font-name="Open Sans" fo:font-size="10.5pt" fo:font-style="normal" officeooo:rsid="00395df7" officeooo:paragraph-rsid="00395df7" style:font-size-asian="10.5pt" style:font-style-asian="normal" style:font-size-complex="10.5pt" style:font-style-complex="normal"/>
    </style:style>
    <style:style style:name="P18" style:family="paragraph" style:parent-style-name="Standard">
      <style:paragraph-properties style:writing-mode="lr-tb"/>
      <style:text-properties style:font-name="Open Sans" fo:font-size="10.5pt" officeooo:rsid="003887d3" officeooo:paragraph-rsid="003b00b6"/>
    </style:style>
    <style:style style:name="P19" style:family="paragraph" style:parent-style-name="Standard">
      <style:paragraph-properties style:writing-mode="lr-tb"/>
      <style:text-properties style:font-name="Open Sans" fo:font-size="10.5pt" fo:font-weight="bold" officeooo:rsid="003b00b6" officeooo:paragraph-rsid="003b00b6" style:font-size-asian="9.14999961853027pt" style:font-weight-asian="bold" style:font-size-complex="10.5pt" style:font-weight-complex="bold"/>
    </style:style>
    <style:style style:name="P20" style:family="paragraph" style:parent-style-name="Standard">
      <style:paragraph-properties fo:text-align="center" style:justify-single-word="false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P21" style:family="paragraph" style:parent-style-name="Standard">
      <style:paragraph-properties style:writing-mode="lr-tb"/>
      <style:text-properties officeooo:paragraph-rsid="0034c690"/>
    </style:style>
    <style:style style:name="P22" style:family="paragraph" style:parent-style-name="Standard">
      <style:paragraph-properties style:writing-mode="lr-tb"/>
      <style:text-properties officeooo:rsid="0035b94d" officeooo:paragraph-rsid="0035b94d"/>
    </style:style>
    <style:style style:name="P23" style:family="paragraph" style:parent-style-name="Standard">
      <style:paragraph-properties style:writing-mode="lr-tb"/>
      <style:text-properties style:font-name="Open Sans" fo:font-size="10.5pt" officeooo:rsid="0034c690" officeooo:paragraph-rsid="0034c690" style:font-size-asian="9.14999961853027pt" style:font-size-complex="10.5pt"/>
    </style:style>
    <style:style style:name="P24" style:family="paragraph" style:parent-style-name="Standard">
      <style:paragraph-properties style:writing-mode="lr-tb"/>
      <style:text-properties style:font-name="Open Sans" fo:font-size="10.5pt" officeooo:rsid="0035b94d" officeooo:paragraph-rsid="0035b94d" style:font-size-asian="9.14999961853027pt" style:font-size-complex="10.5pt"/>
    </style:style>
    <style:style style:name="P25" style:family="paragraph" style:parent-style-name="Standard">
      <style:paragraph-properties style:writing-mode="lr-tb"/>
      <style:text-properties style:font-name="Open Sans" fo:font-size="10.5pt" fo:font-style="italic" officeooo:rsid="0035b94d" style:font-size-asian="10.5pt" style:font-style-asian="italic" style:font-size-complex="10.5pt" style:font-style-complex="italic"/>
    </style:style>
    <style:style style:name="P26" style:family="paragraph" style:parent-style-name="Standard">
      <style:paragraph-properties style:writing-mode="lr-tb"/>
      <style:text-properties style:font-name="Open Sans" fo:font-size="10.5pt" officeooo:rsid="0035b94d"/>
    </style:style>
    <style:style style:name="P27" style:family="paragraph" style:parent-style-name="Standard">
      <style:paragraph-properties style:writing-mode="lr-tb"/>
      <style:text-properties style:font-name="Open Sans" fo:font-size="10.5pt" officeooo:rsid="001d5d92"/>
    </style:style>
    <style:style style:name="P28" style:family="paragraph" style:parent-style-name="Standard">
      <style:paragraph-properties style:writing-mode="lr-tb"/>
      <style:text-properties style:font-name="Open Sans" fo:font-size="10.5pt" officeooo:rsid="001f3b7b"/>
    </style:style>
    <style:style style:name="P29" style:family="paragraph" style:parent-style-name="Standard">
      <style:paragraph-properties style:writing-mode="lr-tb"/>
      <style:text-properties style:font-name="Open Sans" fo:font-size="10.5pt" officeooo:rsid="0022509e" officeooo:paragraph-rsid="00219410"/>
    </style:style>
    <style:style style:name="P30" style:family="paragraph" style:parent-style-name="Standard">
      <style:paragraph-properties style:writing-mode="lr-tb"/>
      <style:text-properties style:font-name="Open Sans" fo:font-size="10.5pt" officeooo:rsid="003b00b6" officeooo:paragraph-rsid="00274d89"/>
    </style:style>
    <style:style style:name="P31" style:family="paragraph" style:parent-style-name="Standard">
      <style:paragraph-properties style:writing-mode="lr-tb"/>
      <style:text-properties style:font-name="Open Sans" fo:font-size="10.5pt" fo:font-weight="bold" officeooo:rsid="003e1440" officeooo:paragraph-rsid="003e1440" style:font-weight-asian="bold" style:font-weight-complex="bold"/>
    </style:style>
    <style:style style:name="P32" style:family="paragraph" style:parent-style-name="Standard">
      <style:paragraph-properties style:writing-mode="lr-tb"/>
      <style:text-properties style:font-name="Open Sans" fo:font-size="10.5pt" officeooo:rsid="003e1440" officeooo:paragraph-rsid="003e1440"/>
    </style:style>
    <style:style style:name="T1" style:family="text">
      <style:text-properties fo:font-size="10.5pt"/>
    </style:style>
    <style:style style:name="T2" style:family="text">
      <style:text-properties fo:font-size="10.5pt" officeooo:rsid="0022509e"/>
    </style:style>
    <style:style style:name="T3" style:family="text">
      <style:text-properties fo:font-size="10.5pt" officeooo:rsid="002c69b8"/>
    </style:style>
    <style:style style:name="T4" style:family="text">
      <style:text-properties fo:font-size="10.5pt" officeooo:rsid="0035b94d"/>
    </style:style>
    <style:style style:name="T5" style:family="text">
      <style:text-properties fo:font-size="10.5pt" fo:font-style="italic" style:font-style-asian="italic" style:font-style-complex="italic"/>
    </style:style>
    <style:style style:name="T6" style:family="text">
      <style:text-properties fo:font-size="10.5pt" fo:font-style="italic" officeooo:rsid="0035b94d" style:font-style-asian="italic" style:font-style-complex="italic"/>
    </style:style>
    <style:style style:name="T7" style:family="text">
      <style:text-properties fo:font-size="10.5pt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ize="10.5pt" fo:font-style="italic" fo:font-weight="normal" officeooo:rsid="00395df7" style:font-style-asian="italic" style:font-weight-asian="normal" style:font-style-complex="italic" style:font-weight-complex="normal"/>
    </style:style>
    <style:style style:name="T9" style:family="text">
      <style:text-properties fo:font-size="10.5pt" fo:font-weight="normal" style:font-weight-asian="normal" style:font-weight-complex="normal"/>
    </style:style>
    <style:style style:name="T10" style:family="text">
      <style:text-properties fo:font-size="10.5pt" fo:font-weight="normal" officeooo:rsid="00395df7" style:font-weight-asian="normal" style:font-weight-complex="normal"/>
    </style:style>
    <style:style style:name="T11" style:family="text">
      <style:text-properties fo:font-size="10.5pt" fo:font-style="normal" fo:font-weight="normal" officeooo:rsid="00395df7" style:font-style-asian="normal" style:font-weight-asian="normal" style:font-style-complex="normal" style:font-weight-complex="normal"/>
    </style:style>
    <style:style style:name="T12" style:family="text">
      <style:text-properties fo:font-size="10.5pt" fo:font-weight="bold" style:font-weight-asian="bold" style:font-weight-complex="bold"/>
    </style:style>
    <style:style style:name="T13" style:family="text">
      <style:text-properties fo:font-size="10.5pt" officeooo:rsid="003b00b6"/>
    </style:style>
    <style:style style:name="T14" style:family="text">
      <style:text-properties officeooo:rsid="00132dab"/>
    </style:style>
    <style:style style:name="T15" style:family="text">
      <style:text-properties style:font-name="Open Sans" fo:font-size="10.5pt" style:font-size-asian="9.14999961853027pt" style:font-size-complex="10.5pt"/>
    </style:style>
    <style:style style:name="T16" style:family="text">
      <style:text-properties style:font-name="Open Sans" fo:font-size="10.5pt" officeooo:rsid="0034c690" style:font-size-asian="9.14999961853027pt" style:font-size-complex="10.5pt"/>
    </style:style>
    <style:style style:name="T17" style:family="text">
      <style:text-properties style:font-name="Open Sans" fo:font-size="10.5pt" fo:font-weight="bold" officeooo:rsid="0034c690" style:font-size-asian="9.14999961853027pt" style:font-weight-asian="bold" style:font-size-complex="10.5pt" style:font-weight-complex="bold"/>
    </style:style>
    <style:style style:name="T18" style:family="text">
      <style:text-properties officeooo:rsid="0035b94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normal" officeooo:rsid="003c1e74" style:font-style-asian="italic" style:font-weight-asian="normal" style:font-style-complex="italic" style:font-weight-complex="normal"/>
    </style:style>
    <style:style style:name="T21" style:family="text">
      <style:text-properties officeooo:rsid="00187324"/>
    </style:style>
    <style:style style:name="T22" style:family="text">
      <style:text-properties fo:font-weight="normal" officeooo:rsid="003c1e74" style:font-weight-asian="normal" style:font-weight-complex="normal"/>
    </style:style>
    <style:style style:name="T23" style:family="text">
      <style:text-properties fo:font-weight="normal" officeooo:rsid="0035b94d" style:font-weight-asian="normal" style:font-weight-complex="normal"/>
    </style:style>
    <style:style style:name="T24" style:family="text">
      <style:text-properties officeooo:rsid="003887d3"/>
    </style:style>
    <style:style style:name="T25" style:family="text">
      <style:text-properties fo:font-style="normal" fo:font-weight="normal" officeooo:rsid="003d2c44" style:font-style-asian="normal" style:font-weight-asian="normal" style:font-style-complex="normal" style:font-weight-complex="normal"/>
    </style:style>
    <style:style style:name="T26" style:family="text">
      <style:text-properties officeooo:rsid="003b00b6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3d2c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4">V</text:span>elocity Skinning for Real-time Stylized Skeletal Animation</text:p>
      <text:p text:style-name="P9"><text:span text:style-name="T27">Goal: </text:span>Enhance 3D character animation with secondary motion control</text:p>
      <text:p text:style-name="P21"><text:span text:style-name="T17">Idea: </text:span><text:span text:style-name="T16">Add additional influences of translational and rotational velocities along skeletal structure to regular LBS</text:span></text:p>
      <text:p text:style-name="P9"/>
      <text:p text:style-name="P22"><text:span text:style-name="T16">I</text:span><text:span text:style-name="T15">nput:</text:span></text:p>
      <text:p text:style-name="P24">- Skinned mesh with skeleton animation</text:p>
      <text:p text:style-name="P9"/>
      <text:p text:style-name="P22"><text:span text:style-name="T16">O</text:span><text:span text:style-name="T15">utput:</text:span></text:p>
      <text:p text:style-name="P9">- Squash &amp; Stretch effect</text:p>
      <text:p text:style-name="P9">- Drag-like exaggeration</text:p>
      <text:p text:style-name="P9">- Follow-through</text:p>
      <text:p text:style-name="P8"/>
      <text:p text:style-name="P13">Contributions:</text:p>
      <text:p text:style-name="P13">- Add new term to standard LBS creating customizeable spatial deformation based on velocity</text:p>
      <text:p text:style-name="P13">- Weighting scheme deriving from LBS weights</text:p>
      <text:p text:style-name="P13">- Split/Combine translational and rotational velocities influences</text:p>
      <text:p text:style-name="P13">- Develop a set of deformation handles for controllable</text:p>
      <text:p text:style-name="P8"/>
      <text:p text:style-name="P13"><text:span text:style-name="T19">Vertex velocity:</text:span> linear combination of a set of component velocities <text:span text:style-name="T19">(cf eq. 3)</text:span></text:p>
      <text:p text:style-name="P15"><text:span text:style-name="T21">→</text:span><text:span text:style-name="T18"> Vui = component velocity induced by the rigid motion of bone I relatively to its parent</text:span></text:p>
      <text:p text:style-name="P25"/>
      <text:p text:style-name="P16"><text:span text:style-name="T19">Centroid ci:</text:span> <text:span text:style-name="T24">bary</text:span>center <text:span text:style-name="T24">of</text:span> the portion of the mesh affected by bone<text:span text:style-name="T19"> i (cf Appendix B)</text:span></text:p>
      <text:p text:style-name="P17"><text:span text:style-name="T19">Medial axis: </text:span>Axis connecting ci with bone <text:span text:style-name="T19">i </text:span>origin</text:p>
      <text:p text:style-name="P26"/>
      <text:p text:style-name="P27"/>
      <text:p text:style-name="P3"><text:span text:style-name="T1">Squashy deformation </text:span><text:span text:style-name="T7">(cf eq. 14/15)</text:span></text:p>
      <text:p text:style-name="P3"><text:span text:style-name="T7">- </text:span><text:span text:style-name="T11">Linear bone motion </text:span><text:span text:style-name="T8">(cf eq. 14)</text:span></text:p>
      <text:p text:style-name="P5"><text:span text:style-name="T10">- Rotating bone motion </text:span><text:span text:style-name="T8">(cf eq. 15)</text:span></text:p>
      <text:p text:style-name="P28"/>
      <text:p text:style-name="P7"><text:span text:style-name="T12">Floppy deformation </text:span><text:span text:style-name="T5">(cf eq. 16/17)</text:span></text:p>
      <text:p text:style-name="P6"><text:span text:style-name="T2">- </text:span><text:span text:style-name="T13">Max bending angle to prevent non-plausible deformation during high speed animation</text:span></text:p>
      <text:p text:style-name="P29"/>
      <text:p text:style-name="P14">→<text:span text:style-name="T26"> </text:span>Closed-form, generic geometric deformer</text:p>
      <text:p text:style-name="P18"><text:span text:style-name="T3">→</text:span><text:span text:style-name="T26"> </text:span><text:span text:style-name="T3">Not physically-based</text:span></text:p>
      <text:p text:style-name="P2"><text:span text:style-name="T3">→</text:span><text:span text:style-name="T13"> Allow negative weights to create anticipation or action/reaction motions</text:span></text:p>
      <text:p text:style-name="P30"/>
      <text:p text:style-name="P12"/>
      <text:p text:style-name="P19">1) Preprocessing</text:p>
      <text:p text:style-name="P19"><text:tab/><text:span text:style-name="T22">a) Skinned model: Compute velocity weights </text:span><text:span text:style-name="T20">(cf eq. 8) </text:span><text:span text:style-name="T25">+ centroid</text:span></text:p>
      <text:p text:style-name="P11"><text:span text:style-name="T25"><text:tab/>b) Skeletal animation: </text:span><text:span text:style-name="T23">Extract angular/linear velocity </text:span><text:span text:style-name="T18">using analytic derivation when animation provided or finite differences btw previous and current frame</text:span></text:p>
      <text:p text:style-name="P10"><text:span text:style-name="T26"><text:tab/><text:tab/></text:span><text:span text:style-name="T28">i</text:span>) Extract in local space</text:p>
      <text:p text:style-name="P10"><text:span text:style-name="T26"><text:tab/><text:tab/></text:span><text:span text:style-name="T28">ii</text:span>) Propagate upward in skeleton hierarchy to obtain global velocity</text:p>
      <text:p text:style-name="P10"><text:tab/>→ VRu = linear velocity of u induced by angular rotation around bone <text:span text:style-name="T19">i</text:span>’s origin <text:span text:style-name="T19">(cf eq. 10)</text:span></text:p>
      <text:p text:style-name="P1"><text:span text:style-name="T13"><text:tab/>→</text:span><text:span text:style-name="T4"> VTu = linear velocity of u induced by translation of bone </text:span><text:span text:style-name="T6">i</text:span><text:span text:style-name="T4"> </text:span></text:p>
      <text:p text:style-name="P4"><text:span text:style-name="T4">2</text:span><text:span text:style-name="T1">) Run-time: </text:span><text:span text:style-name="T9">Compute deformation on-the-fly</text:span></text:p>
      <text:p text:style-name="P31"><text:soft-page-break/>Limitations:</text:p>
      <text:p text:style-name="P32">- Deformation function not linear → bad results when mixing large deformations induced by velocities with different directio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6:12:11.954082319</meta:creation-date>
    <dc:date>2022-05-24T10:23:53.534974295</dc:date>
    <meta:editing-duration>PT3H32M32S</meta:editing-duration>
    <meta:editing-cycles>42</meta:editing-cycles>
    <meta:generator>LibreOffice/6.4.7.2$Linux_X86_64 LibreOffice_project/40$Build-2</meta:generator>
    <meta:document-statistic meta:table-count="0" meta:image-count="0" meta:object-count="0" meta:page-count="2" meta:paragraph-count="36" meta:word-count="299" meta:character-count="1954" meta:non-whitespace-character-count="1682"/>
  </office:meta>
</office:document-meta>
</file>